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1.709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7.408cm"/>
    </style:style>
    <style:style style:name="co7" style:family="table-column">
      <style:table-column-properties fo:break-before="auto" style:column-width="7.742cm"/>
    </style:style>
    <style:style style:name="co8" style:family="table-column">
      <style:table-column-properties fo:break-before="auto" style:column-width="1.998cm"/>
    </style:style>
    <style:style style:name="co9" style:family="table-column">
      <style:table-column-properties fo:break-before="auto" style:column-width="2.081cm"/>
    </style:style>
    <style:style style:name="co10" style:family="table-column">
      <style:table-column-properties fo:break-before="auto" style:column-width="7.49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964cm"/>
    </style:style>
    <style:style style:name="co13" style:family="table-column">
      <style:table-column-properties fo:break-before="auto" style:column-width="4.745cm"/>
    </style:style>
    <style:style style:name="co14" style:family="table-column">
      <style:table-column-properties fo:break-before="auto" style:column-width="7.825cm"/>
    </style:style>
    <style:style style:name="co15" style:family="table-column">
      <style:table-column-properties fo:break-before="auto" style:column-width="3.718cm"/>
    </style:style>
    <style:style style:name="ro1" style:family="table-row">
      <style:table-row-properties style:row-height="1.348cm" fo:break-before="auto" style:use-optimal-row-height="true"/>
    </style:style>
    <style:style style:name="ro2" style:family="table-row">
      <style:table-row-properties style:row-height="0.91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c5e0b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Calibri"/>
    </style:style>
    <style:style style:name="ce3" style:family="table-cell" style:parent-style-name="Normal_5f_Sheet1" style:data-style-name="N8100">
      <style:table-cell-properties fo:background-color="#c5e0b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ext-properties style:font-name="Calibri" style:font-name-asian="Microsoft YaHei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2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4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2" table:default-cell-style-name="Excel_20_Built-in_20_Normal"/>
        <table:table-column table:style-name="co1" table:default-cell-style-name="ce4"/>
        <table:table-column table:style-name="co1" table:number-columns-repeated="995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Funeral Home</text:p>
          </table:table-cell>
          <table:table-cell table:style-name="ce1" office:value-type="string">
            <text:p>Deceased First Name</text:p>
          </table:table-cell>
          <table:table-cell table:style-name="ce1" office:value-type="string">
            <text:p>Deceased Middel Name</text:p>
          </table:table-cell>
          <table:table-cell table:style-name="ce1" office:value-type="string">
            <text:p>Deceased Last Name</text:p>
          </table:table-cell>
          <table:table-cell table:style-name="ce1" office:value-type="string">
            <text:p>Deceased Address</text:p>
          </table:table-cell>
          <table:table-cell table:style-name="ce1" office:value-type="string">
            <text:p>Deceased City</text:p>
          </table:table-cell>
          <table:table-cell table:style-name="ce1" office:value-type="string">
            <text:p>Deceased State</text:p>
          </table:table-cell>
          <table:table-cell table:style-name="ce1" office:value-type="string">
            <text:p>Deceased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3" office:value-type="string">
            <text:p>Mail Address</text:p>
          </table:table-cell>
          <table:table-cell table:style-name="ce3" office:value-type="string">
            <text:p>Mail City</text:p>
          </table:table-cell>
          <table:table-cell table:style-name="ce3" office:value-type="string">
            <text:p>Mail State</text:p>
          </table:table-cell>
          <table:table-cell table:style-name="ce3" office:value-type="string">
            <text:p>Mail Zipcode</text:p>
          </table:table-cell>
          <table:table-cell table:style-name="Excel_20_Built-in_20_Normal"/>
          <table:table-cell table:number-columns-repeated="99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tab/></text:p>
            <text:p>547 Elissa Dale Suite 329 Davidton, SD 47263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Weber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table:style-name="Excel_20_Built-in_20_Normal"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Dena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table:style-name="Excel_20_Built-in_20_Normal" office:value-type="string">
            <text:p>active</text:p>
          </table:table-cell>
          <table:table-cell table:number-columns-repeated="99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665 Jesse Walks Apt. 278 Langbury, ME 05752-3182</text:p>
          </table:table-cell>
          <table:table-cell office:value-type="string">
            <text:p>Deron</text:p>
          </table:table-cell>
          <table:table-cell office:value-type="string">
            <text:p>Mills</text:p>
          </table:table-cell>
          <table:table-cell office:value-type="string">
            <text:p>McGlynn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Deron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active</text:p>
          </table:table-cell>
          <table:table-cell table:number-columns-repeated="99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87304 Krajcik Roads Port Carolinamouth, MT 04471</text:p>
          </table:table-cell>
          <table:table-cell office:value-type="string">
            <text:p>Lazaro</text:p>
          </table:table-cell>
          <table:table-cell office:value-type="string">
            <text:p>Rippin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Velva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active</text:p>
          </table:table-cell>
          <table:table-cell table:number-columns-repeated="99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588 Beer Crossroad Suite 719 Lake Joanview, AZ 30855-6324</text:p>
          </table:table-cell>
          <table:table-cell office:value-type="string">
            <text:p>Ocie</text:p>
          </table:table-cell>
          <table:table-cell office:value-type="string">
            <text:p>Yundt</text:p>
          </table:table-cell>
          <table:table-cell office:value-type="string">
            <text:p>Blanda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Rippin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active</text:p>
          </table:table-cell>
          <table:table-cell table:number-columns-repeated="99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73992 Edythe Lights Apt. 211 East Kelsie, KY 8019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active</text:p>
          </table:table-cell>
          <table:table-cell table:number-columns-repeated="99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12-24-2016</text:date>, <text:time>11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4T11:45:41</dc:date>
    <dc:creator>Jordan Cachero</dc:creator>
    <meta:generator>OpenOffice/4.1.2$Unix OpenOffice.org_project/412m3$Build-9782</meta:generator>
    <meta:editing-duration>PT55M21S</meta:editing-duration>
    <meta:editing-cycles>4</meta:editing-cycles>
    <meta:document-statistic meta:table-count="1" meta:cell-count="173" meta:object-count="0"/>
  </office:meta>
</office:document-meta>
</file>